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346d75"/>
    </style:style>
    <style:style style:name="P2" style:family="paragraph" style:parent-style-name="Standard">
      <style:paragraph-properties fo:text-align="center" style:justify-single-word="false"/>
      <style:text-properties fo:font-size="15pt" officeooo:rsid="002863b1" officeooo:paragraph-rsid="00346d75" style:font-size-asian="15pt" style:font-size-complex="15pt"/>
    </style:style>
    <style:style style:name="P3" style:family="paragraph" style:parent-style-name="Title">
      <style:text-properties fo:font-size="24pt" style:font-size-asian="24pt" style:font-size-complex="24pt"/>
    </style:style>
    <style:style style:name="P4" style:family="paragraph" style:parent-style-name="Text_20_body">
      <style:text-properties officeooo:paragraph-rsid="0034e87f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rsid="0036ca81" officeooo:paragraph-rsid="0036ca81" style:font-weight-asian="bold" style:font-weight-complex="bold"/>
    </style:style>
    <style:style style:name="P7" style:family="paragraph" style:parent-style-name="Text_20_body">
      <style:text-properties fo:font-weight="bold" officeooo:rsid="003bce72" officeooo:paragraph-rsid="003bce72" style:font-weight-asian="bold" style:font-weight-complex="bold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paragraph-rsid="0036ca81"/>
    </style:style>
    <style:style style:name="P10" style:family="paragraph" style:parent-style-name="Text_20_body">
      <style:text-properties fo:font-weight="normal" officeooo:rsid="003783c7" officeooo:paragraph-rsid="003783c7" style:font-weight-asian="normal" style:font-weight-complex="normal"/>
    </style:style>
    <style:style style:name="P11" style:family="paragraph" style:parent-style-name="Text_20_body">
      <style:text-properties fo:font-weight="normal" officeooo:rsid="003783c7" officeooo:paragraph-rsid="00393d6f" style:font-weight-asian="normal" style:font-weight-complex="normal"/>
    </style:style>
    <style:style style:name="P12" style:family="paragraph" style:parent-style-name="Text_20_body">
      <style:text-properties fo:font-weight="normal" officeooo:rsid="00393d6f" officeooo:paragraph-rsid="00393d6f" style:font-weight-asian="normal" style:font-weight-complex="normal"/>
    </style:style>
    <style:style style:name="P13" style:family="paragraph" style:parent-style-name="Text_20_body">
      <style:text-properties fo:font-weight="normal" officeooo:rsid="003bce72" officeooo:paragraph-rsid="003bce72" style:font-weight-asian="normal" style:font-weight-complex="normal"/>
    </style:style>
    <style:style style:name="P14" style:family="paragraph" style:parent-style-name="Text_20_body">
      <style:text-properties officeooo:rsid="003bce72" officeooo:paragraph-rsid="003bce72"/>
    </style:style>
    <style:style style:name="P15" style:family="paragraph" style:parent-style-name="Heading_20_2">
      <style:paragraph-properties fo:text-align="center" style:justify-single-word="false"/>
      <style:text-properties fo:font-size="28pt" style:font-size-asian="28pt" style:font-size-complex="28pt"/>
    </style:style>
    <style:style style:name="T1" style:family="text">
      <style:text-properties officeooo:rsid="0034e87f"/>
    </style:style>
    <style:style style:name="T2" style:family="text">
      <style:text-properties officeooo:rsid="0036ca81"/>
    </style:style>
    <style:style style:name="T3" style:family="text">
      <style:text-properties officeooo:rsid="00393d6f"/>
    </style:style>
    <style:style style:name="T4" style:family="text">
      <style:text-properties fo:color="#000000" style:font-name="Consolas" fo:font-size="10pt" fo:background-color="#e8f2fe" loext:char-shading-value="0" style:font-size-asian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15" text:outline-level="2">Instrukcja wdrożeniowa <text:s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Tytuł projektu: </text:p>
      <text:p text:style-name="P3">Cars shop</text:p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text:span text:style-name="T1">1.K</text:span>ompilowanie kodu źródłowego</text:h>
      <text:p text:style-name="Text_20_body"/>
      <text:p text:style-name="P5">Przygotowanie środowiska</text:p>
      <text:p text:style-name="Text_20_body">W tym etapie należy zainstalować na stacji roboczej i skonfigurować wszystkie komponenty wymagane do implementacji i testowania rozwiązania:</text:p>
      <text:p text:style-name="Text_20_body"/>
      <text:list xml:id="list71777505" text:style-name="L3">
        <text:list-item>
          <text:p text:style-name="P8">Silnik bazy danych PostgreSQL i narządzie do zarządzania bazą i wykonywania zapytań (np. pgAdmin)</text:p>
        </text:list-item>
        <text:list-item>
          <text:p text:style-name="P8">Java (JDK)</text:p>
        </text:list-item>
        <text:list-item>
          <text:p text:style-name="P8">IDE (Java i TypeScript) - wybór według własnych preferencji, np:</text:p>
          <text:list>
            <text:list-item>
              <text:p text:style-name="P8">IntelliJ IDEA</text:p>
            </text:list-item>
            <text:list-item>
              <text:p text:style-name="P9">Eclipse</text:p>
            </text:list-item>
            <text:list-item>
              <text:p text:style-name="P9">Visual Studio Code</text:p>
            </text:list-item>
          </text:list>
        </text:list-item>
        <text:list-item>
          <text:p text:style-name="P8">Środowisko dla Angular <text:span text:style-name="T2">(np. Visual Studio Code)</text:span></text:p>
        </text:list-item>
        <text:list-item>
          <text:p text:style-name="P8">Narzędzia do budowania projektów Java: Maven lub Gradle</text:p>
        </text:list-item>
      </text:list>
      <text:p text:style-name="P4"/>
      <text:p text:style-name="P6">Kompilacja kodu źródłowego Java</text:p>
      <text:p text:style-name="P10">Kompilacja odbywa się przy pomocy odpalenia projektu za pomocą wtyczki Spring Boot-a.</text:p>
      <text:p text:style-name="P10">Po odpaleniu program powinien się zbudować bez błędów.</text:p>
      <text:p text:style-name="P6"/>
      <text:p text:style-name="P6">Kompilacja kodu źródłowego Angular</text:p>
      <text:p text:style-name="P11">Kompilowanie kodu źródłowego plików<text:span text:style-name="T3"> odbywa się przy użyciu terminala i </text:span></text:p>
      <text:p text:style-name="P11"><text:span text:style-name="T3">polecenia - „ng serve”</text:span></text:p>
      <text:p text:style-name="P12">Terminal należy otworzyć za pomocą używanego programu lub w folderze głównym plików.</text:p>
      <text:p text:style-name="P4"/>
      <text:p text:style-name="P4"/>
      <text:h text:style-name="Heading_20_3" text:outline-level="3"/>
      <text:h text:style-name="Heading_20_3" text:outline-level="3"/>
      <text:p text:style-name="Text_20_body"/>
      <text:h text:style-name="Heading_20_3" text:outline-level="3"><text:soft-page-break/><text:span text:style-name="T1">2.I</text:span>nstalowanie poszczególnych komponentów</text:h>
      <text:p text:style-name="Text_20_body"/>
      <text:p text:style-name="P14">Stworzenie bazy danych o zadanej nazwie (nazwa podawana w pliku application.properties w linijce <text:span text:style-name="T4">spring.datasource.url)</text:span></text:p>
      <text:p text:style-name="P14"><text:span text:style-name="T4"/></text:p>
      <text:p text:style-name="P14"><text:span text:style-name="T4"/></text:p>
      <text:h text:style-name="Heading_20_3" text:outline-level="3"/>
      <text:h text:style-name="Heading_20_3" text:outline-level="3"><text:span text:style-name="T1">3.D</text:span>ostępne parametry i opcje konfiguracyjne</text:h>
      <text:h text:style-name="Heading_20_3" text:outline-level="3"/>
      <text:p text:style-name="P7">Java </text:p>
      <text:p text:style-name="P13"/>
      <text:p text:style-name="P7">Angular </text:p>
      <text:p text:style-name="P13"><text:s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8:25:41.002000000</meta:creation-date>
    <dc:date>2019-07-24T12:03:48.091000000</dc:date>
    <meta:editing-duration>PT9H53M8S</meta:editing-duration>
    <meta:editing-cycles>24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27" meta:word-count="162" meta:character-count="1160" meta:non-whitespace-character-count="1025"/>
  </office:meta>
</office:document-meta>
</file>